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16b809" style:font-size-asian="16pt" style:font-size-complex="16pt"/>
    </style:style>
    <style:style style:name="P3" style:family="paragraph" style:parent-style-name="Standard">
      <style:text-properties fo:font-size="16pt" fo:language="en" fo:country="US" fo:font-weight="bold" officeooo:rsid="0016b809" officeooo:paragraph-rsid="0016b809" style:font-size-asian="16pt" style:font-weight-asian="bold" style:font-size-complex="16pt" style:font-weight-complex="bold"/>
    </style:style>
    <style:style style:name="T1" style:family="text">
      <style:text-properties fo:font-size="16pt" style:font-size-asian="16pt" style:font-size-complex="16pt"/>
    </style:style>
    <style:style style:name="T2" style:family="text">
      <style:text-properties fo:language="en" fo:country="US"/>
    </style:style>
    <style:style style:name="T3" style:family="text">
      <style:text-properties fo:language="en" fo:country="US" officeooo:rsid="0016b8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w the internet works?</text:p>
      <text:p text:style-name="P3"/>
      <text:p text:style-name="P2">You open your favorite app on your device and you're instantly connected to the world. This is all made possible because two devices connect and communicate via a wired or wireless connection, forming something called a network. You can connect multiple devices to this network. But this becomes very complicated very quickly, as each device needs to connect to every other device to communicate effectively. This problem is solved by something called a network switch that connects multiple devices and allows them to communicate with each other. The network switch can connect to other network switches, and now two networks can connect. </text:p>
      <text:p text:style-name="P2">These network switches then connect to more network switches until you have something called an interconnected network. This interconnected network has another name that you might be familiar with. It's called the Internet. </text:p>
      <text:p text:style-name="P2"/>
      <text:p text:style-name="P2">When we use websites or video streaming services on the Internet, these are provided by computers called servers. Our devices are called clients. This is known as the client-server model. Internet connects the entire world.<text:span text:style-name="T2"> </text:span><text:span text:style-name="T3">This is done</text:span><text:span text:style-name="T2"> </text:span>through large undersea cables connecting the world's networks. These cables can transfer huge volumes of data per secon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1T19:30:22.284000000</dc:date>
    <meta:editing-duration>PT8M31S</meta:editing-duration>
    <meta:editing-cycles>1</meta:editing-cycles>
    <meta:document-statistic meta:table-count="0" meta:image-count="0" meta:object-count="0" meta:page-count="1" meta:paragraph-count="4" meta:word-count="195" meta:character-count="1246" meta:non-whitespace-character-count="1052"/>
    <meta:generator>LibreOffice/7.3.4.2$Windows_X86_64 LibreOffice_project/728fec16bd5f605073805c3c9e7c4212a0120dc5</meta:generator>
  </office:meta>
</office:document-meta>
</file>